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óżne</text:p>
          </table:table-cell>
          <table:table-cell table:number-columns-repeated="5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ąpiel/muzyk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.00.0000</text:date>, <text:time style:data-style-name="N2" text:time-value="18:24:17.32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6-01-02T23:18:34.759000000</dc:date>
    <meta:editing-duration>P4DT13H12M30S</meta:editing-duration>
    <meta:editing-cycles>78</meta:editing-cycles>
    <meta:generator>LibreOffice/24.2.4.2$Windows_X86_64 LibreOffice_project/51a6219feb6075d9a4c46691dcfe0cd9c4fff3c2</meta:generator>
    <meta:document-statistic meta:table-count="1" meta:cell-count="57" meta:object-count="0"/>
  </office:meta>
</office:document-meta>
</file>